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144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71445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rsid="001d0ce7" officeooo:paragraph-rsid="00271445"/>
    </style:style>
    <style:style style:name="P1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13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1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15" style:family="paragraph" style:parent-style-name="Table_20_Contents">
      <style:text-properties officeooo:rsid="00299b18" officeooo:paragraph-rsid="00299b18"/>
    </style:style>
    <style:style style:name="P16" style:family="paragraph" style:parent-style-name="Table_20_Contents">
      <style:paragraph-properties>
        <style:tab-stops>
          <style:tab-stop style:position="2.0417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2"><text:s/></text:p>
            <text:p text:style-name="P9">"Tiger" - Chi: +2 Effect.</text:p>
            <text:p text:style-name="P9"/>
            <text:p text:style-name="P9"/>
            <text:p text:style-name="P11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8">"Crane" - Chi: Draw a card</text:p>
            <text:p text:style-name="P8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>"Tiger" - Chi: +2 Effect.</text:p>
            <text:p text:style-name="P5"/>
            <text:p text:style-name="P10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>"Crane" - Chi: Draw a card</text:p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2"><text:s/></text:p>
            <text:p text:style-name="P9">"Tiger" - Chi: +2 Effect.</text:p>
            <text:p text:style-name="P9"/>
            <text:p text:style-name="P9"/>
            <text:p text:style-name="P1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8">"Crane" - Chi: Draw a card</text:p>
            <text:p text:style-name="P8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>"Tiger" - Chi: +2 Effect.</text:p>
            <text:p text:style-name="P5"/>
            <text:p text:style-name="P10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3"/>
            <text:p text:style-name="P3">"Crane" - Chi: Draw a card</text:p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23:50.625000000</dc:date>
    <meta:editing-duration>PT8M58S</meta:editing-duration>
    <meta:editing-cycles>6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44" meta:character-count="206" meta:non-whitespace-character-count="168"/>
  </office:meta>
</office:document-meta>
</file>